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KacstOne" svg:font-family="KacstOne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2.7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2"/>
        <table:table-row table:style-name="ro1">
          <table:table-cell office:value-type="string" calcext:value-type="string">
            <text:p>Video Name</text:p>
          </table:table-cell>
          <table:table-cell office:value-type="string" calcext:value-type="string">
            <text:p>Av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people</text:p>
          </table:table-cell>
          <table:table-cell office:value-type="float" office:value="4.429" calcext:value-type="float">
            <text:p>4.429</text:p>
          </table:table-cell>
          <table:table-cell office:value-type="float" office:value="0.12" calcext:value-type="float">
            <text:p>0.12</text:p>
          </table:table-cell>
          <table:table-cell office:value-type="float" office:value="0.88" calcext:value-type="float">
            <text:p>0.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eman_cif</text:p>
          </table:table-cell>
          <table:table-cell office:value-type="float" office:value="12.6172" calcext:value-type="float">
            <text:p>12.6172</text:p>
          </table:table-cell>
          <table:table-cell office:value-type="float" office:value="0.04" calcext:value-type="float">
            <text:p>0.04</text:p>
          </table:table-cell>
          <table:table-cell office:value-type="float" office:value="0.48" calcext:value-type="float">
            <text:p>0.48</text:p>
          </table:table-cell>
          <table:table-cell office:value-type="float" office:value="0.16" calcext:value-type="float">
            <text:p>0.16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20p.Pexels_Videos_1234171</text:p>
          </table:table-cell>
          <table:table-cell office:value-type="float" office:value="3.428" calcext:value-type="float">
            <text:p>3.42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ll_cif</text:p>
          </table:table-cell>
          <table:table-cell office:value-type="float" office:value="2.8442" calcext:value-type="float">
            <text:p>2.8442</text:p>
          </table:table-cell>
          <table:table-cell office:value-type="float" office:value="0.92" calcext:value-type="float">
            <text:p>0.92</text:p>
          </table:table-cell>
          <table:table-cell office:value-type="float" office:value="0.08" calcext:value-type="float">
            <text:p>0.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20p.Pexels_Videos_1560989</text:p>
          </table:table-cell>
          <table:table-cell office:value-type="float" office:value="8.8286" calcext:value-type="float">
            <text:p>8.8286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9394" calcext:value-type="float">
            <text:p>0.9394</text:p>
          </table:table-cell>
          <table:table-cell office:value-type="float" office:value="0.0303" calcext:value-type="float">
            <text:p>0.03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bour_cif</text:p>
          </table:table-cell>
          <table:table-cell office:value-type="float" office:value="4.1512" calcext:value-type="float">
            <text:p>4.1512</text:p>
          </table:table-cell>
          <table:table-cell office:value-type="float" office:value="0.16" calcext:value-type="float">
            <text:p>0.16</text:p>
          </table:table-cell>
          <table:table-cell office:value-type="float" office:value="0.84" calcext:value-type="float">
            <text:p>0.8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20p.Pexels_Videos_1711831</text:p>
          </table:table-cell>
          <table:table-cell office:value-type="float" office:value="27.6607" calcext:value-type="float">
            <text:p>27.66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H</text:p>
          </table:table-cell>
          <table:table-cell office:value-type="float" office:value="1.8452" calcext:value-type="float">
            <text:p>1.845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20p.Pexels_Videos_2053855</text:p>
          </table:table-cell>
          <table:table-cell office:value-type="float" office:value="2.0211" calcext:value-type="float">
            <text:p>2.02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ghway_cif</text:p>
          </table:table-cell>
          <table:table-cell office:value-type="float" office:value="7.7339" calcext:value-type="float">
            <text:p>7.73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20p.Pexels_Videos_2916</text:p>
          </table:table-cell>
          <table:table-cell office:value-type="float" office:value="20.8938" calcext:value-type="float">
            <text:p>20.8938</text:p>
          </table:table-cell>
          <table:table-cell office:value-type="float" office:value="0.0833" calcext:value-type="float">
            <text:p>0.0833</text:p>
          </table:table-cell>
          <table:table-cell office:value-type="float" office:value="0" calcext:value-type="float">
            <text:p>0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sky_cif</text:p>
          </table:table-cell>
          <table:table-cell office:value-type="float" office:value="13.0751" calcext:value-type="float">
            <text:p>13.0751</text:p>
          </table:table-cell>
          <table:table-cell office:value-type="float" office:value="0.25" calcext:value-type="float">
            <text:p>0.25</text:p>
          </table:table-cell>
          <table:table-cell office:value-type="float" office:value="0.45" calcext:value-type="float">
            <text:p>0.45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kiyo_cif</text:p>
          </table:table-cell>
          <table:table-cell office:value-type="float" office:value="1.062" calcext:value-type="float">
            <text:p>1.06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e_cif</text:p>
          </table:table-cell>
          <table:table-cell office:value-type="float" office:value="8.759" calcext:value-type="float">
            <text:p>8.759</text:p>
          </table:table-cell>
          <table:table-cell office:value-type="float" office:value="0.05" calcext:value-type="float">
            <text:p>0.05</text:p>
          </table:table-cell>
          <table:table-cell office:value-type="float" office:value="0.8" calcext:value-type="float">
            <text:p>0.8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gBuckBunny_cif_24fps</text:p>
          </table:table-cell>
          <table:table-cell office:value-type="float" office:value="12.7404" calcext:value-type="float">
            <text:p>12.74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1535" calcext:value-type="float">
            <text:p>0.1535</text:p>
          </table:table-cell>
          <table:table-cell office:value-type="float" office:value="0.8087" calcext:value-type="float">
            <text:p>0.8087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101" calcext:value-type="float">
            <text:p>0.01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S</text:p>
          </table:table-cell>
          <table:table-cell office:value-type="float" office:value="4.6283" calcext:value-type="float">
            <text:p>4.6283</text:p>
          </table:table-cell>
          <table:table-cell office:value-type="float" office:value="0.26" calcext:value-type="float">
            <text:p>0.26</text:p>
          </table:table-cell>
          <table:table-cell office:value-type="float" office:value="0.74" calcext:value-type="float">
            <text:p>0.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ue_sky_1080p25</text:p>
          </table:table-cell>
          <table:table-cell office:value-type="float" office:value="15.1045" calcext:value-type="float">
            <text:p>15.1045</text:p>
          </table:table-cell>
          <table:table-cell office:value-type="float" office:value="0.0556" calcext:value-type="float">
            <text:p>0.0556</text:p>
          </table:table-cell>
          <table:table-cell office:value-type="float" office:value="0" calcext:value-type="float">
            <text:p>0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1667" calcext:value-type="float">
            <text:p>0.16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bcal</text:p>
          </table:table-cell>
          <table:table-cell office:value-type="float" office:value="8.1286" calcext:value-type="float">
            <text:p>8.1286</text:p>
          </table:table-cell>
          <table:table-cell office:value-type="float" office:value="0.119" calcext:value-type="float">
            <text:p>0.11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143" calcext:value-type="float">
            <text:p>0.21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wing_cif</text:p>
          </table:table-cell>
          <table:table-cell office:value-type="float" office:value="13.1271" calcext:value-type="float">
            <text:p>13.1271</text:p>
          </table:table-cell>
          <table:table-cell office:value-type="float" office:value="0.16" calcext:value-type="float">
            <text:p>0.16</text:p>
          </table:table-cell>
          <table:table-cell office:value-type="float" office:value="0.08" calcext:value-type="float">
            <text:p>0.08</text:p>
          </table:table-cell>
          <table:table-cell office:value-type="float" office:value="0.44" calcext:value-type="float">
            <text:p>0.44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bile_cif</text:p>
          </table:table-cell>
          <table:table-cell office:value-type="float" office:value="2.3512" calcext:value-type="float">
            <text:p>2.3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dge-close_cif</text:p>
          </table:table-cell>
          <table:table-cell office:value-type="float" office:value="0.4697" calcext:value-type="float">
            <text:p>0.469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ther-daughter_cif</text:p>
          </table:table-cell>
          <table:table-cell office:value-type="float" office:value="3.8905" calcext:value-type="float">
            <text:p>3.8905</text:p>
          </table:table-cell>
          <table:table-cell office:value-type="float" office:value="0.24" calcext:value-type="float">
            <text:p>0.24</text:p>
          </table:table-cell>
          <table:table-cell office:value-type="float" office:value="0.76" calcext:value-type="float">
            <text:p>0.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dge-far_cif</text:p>
          </table:table-cell>
          <table:table-cell office:value-type="float" office:value="0.6156" calcext:value-type="float">
            <text:p>0.615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ws_cif</text:p>
          </table:table-cell>
          <table:table-cell office:value-type="float" office:value="3.6162" calcext:value-type="float">
            <text:p>3.6162</text:p>
          </table:table-cell>
          <table:table-cell office:value-type="float" office:value="0.36" calcext:value-type="float">
            <text:p>0.36</text:p>
          </table:table-cell>
          <table:table-cell office:value-type="float" office:value="0.64" calcext:value-type="float">
            <text:p>0.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_cif</text:p>
          </table:table-cell>
          <table:table-cell office:value-type="float" office:value="9.5286" calcext:value-type="float">
            <text:p>9.5286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75" calcext:value-type="float">
            <text:p>0.75</text:p>
          </table:table-cell>
          <table:table-cell office:value-type="float" office:value="0.1667" calcext:value-type="float">
            <text:p>0.16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ldtown</text:p>
          </table:table-cell>
          <table:table-cell office:value-type="float" office:value="3.3809" calcext:value-type="float">
            <text:p>3.380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ty_cif</text:p>
          </table:table-cell>
          <table:table-cell office:value-type="float" office:value="3.1629" calcext:value-type="float">
            <text:p>3.162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is_cif</text:p>
          </table:table-cell>
          <table:table-cell office:value-type="float" office:value="3.651" calcext:value-type="float">
            <text:p>3.651</text:p>
          </table:table-cell>
          <table:table-cell office:value-type="float" office:value="0.7841" calcext:value-type="float">
            <text:p>0.7841</text:p>
          </table:table-cell>
          <table:table-cell office:value-type="float" office:value="0.2159" calcext:value-type="float">
            <text:p>0.21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astguard_cif</text:p>
          </table:table-cell>
          <table:table-cell office:value-type="float" office:value="4.8868" calcext:value-type="float">
            <text:p>4.8868</text:p>
          </table:table-cell>
          <table:table-cell office:value-type="float" office:value="0.28" calcext:value-type="float">
            <text:p>0.28</text:p>
          </table:table-cell>
          <table:table-cell office:value-type="float" office:value="0.72" calcext:value-type="float">
            <text:p>0.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krun</text:p>
          </table:table-cell>
          <table:table-cell office:value-type="float" office:value="3.4062" calcext:value-type="float">
            <text:p>3.4062</text:p>
          </table:table-cell>
          <table:table-cell office:value-type="float" office:value="0.7619" calcext:value-type="float">
            <text:p>0.7619</text:p>
          </table:table-cell>
          <table:table-cell office:value-type="float" office:value="0.2381" calcext:value-type="float">
            <text:p>0.238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ainer_cif</text:p>
          </table:table-cell>
          <table:table-cell office:value-type="float" office:value="1.1822" calcext:value-type="float">
            <text:p>1.18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destrian_area_1080p25</text:p>
          </table:table-cell>
          <table:table-cell office:value-type="float" office:value="45.4789" calcext:value-type="float">
            <text:p>45.4789</text:p>
          </table:table-cell>
          <table:table-cell office:value-type="float" office:value="0.0323" calcext:value-type="float">
            <text:p>0.0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677" calcext:value-type="float">
            <text:p>0.96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ew_cif</text:p>
          </table:table-cell>
          <table:table-cell office:value-type="float" office:value="11.6362" calcext:value-type="float">
            <text:p>11.6362</text:p>
          </table:table-cell>
          <table:table-cell office:value-type="float" office:value="0.04" calcext:value-type="float">
            <text:p>0.04</text:p>
          </table:table-cell>
          <table:table-cell office:value-type="float" office:value="0.36" calcext:value-type="float">
            <text:p>0.36</text:p>
          </table:table-cell>
          <table:table-cell office:value-type="float" office:value="0.56" calcext:value-type="float">
            <text:p>0.56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n_irene_cif</text:p>
          </table:table-cell>
          <table:table-cell office:value-type="float" office:value="7.4369" calcext:value-type="float">
            <text:p>7.4369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9778" calcext:value-type="float">
            <text:p>0.977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wd_run_1080p50</text:p>
          </table:table-cell>
          <table:table-cell office:value-type="float" office:value="9.1563" calcext:value-type="float">
            <text:p>9.1563</text:p>
          </table:table-cell>
          <table:table-cell office:value-type="float" office:value="0" calcext:value-type="float">
            <text:p>0</text:p>
          </table:table-cell>
          <table:table-cell office:value-type="float" office:value="0.878" calcext:value-type="float">
            <text:p>0.878</text:p>
          </table:table-cell>
          <table:table-cell office:value-type="float" office:value="0.122" calcext:value-type="float">
            <text:p>0.1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lent_cif</text:p>
          </table:table-cell>
          <table:table-cell office:value-type="float" office:value="7.6886" calcext:value-type="float">
            <text:p>7.6886</text:p>
          </table:table-cell>
          <table:table-cell office:value-type="float" office:value="0.08" calcext:value-type="float">
            <text:p>0.08</text:p>
          </table:table-cell>
          <table:table-cell office:value-type="float" office:value="0.92" calcext:value-type="float">
            <text:p>0.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adline_cif</text:p>
          </table:table-cell>
          <table:table-cell office:value-type="float" office:value="5.2674" calcext:value-type="float">
            <text:p>5.2674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9298" calcext:value-type="float">
            <text:p>0.929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tel_trailer_2k_1080p24</text:p>
          </table:table-cell>
          <table:table-cell office:value-type="float" office:value="32.1798" calcext:value-type="float">
            <text:p>32.1798</text:p>
          </table:table-cell>
          <table:table-cell office:value-type="float" office:value="0.0288" calcext:value-type="float">
            <text:p>0.0288</text:p>
          </table:table-cell>
          <table:table-cell table:number-columns-repeated="2" office:value-type="float" office:value="0.0096" calcext:value-type="float">
            <text:p>0.0096</text:p>
          </table:table-cell>
          <table:table-cell office:value-type="float" office:value="0.4615" calcext:value-type="float">
            <text:p>0.4615</text:p>
          </table:table-cell>
          <table:table-cell office:value-type="float" office:value="0.4904" calcext:value-type="float">
            <text:p>0.49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cks</text:p>
          </table:table-cell>
          <table:table-cell office:value-type="float" office:value="4.7707" calcext:value-type="float">
            <text:p>4.7707</text:p>
          </table:table-cell>
          <table:table-cell office:value-type="float" office:value="0.1707" calcext:value-type="float">
            <text:p>0.1707</text:p>
          </table:table-cell>
          <table:table-cell office:value-type="float" office:value="0.8293" calcext:value-type="float">
            <text:p>0.82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cer_cif</text:p>
          </table:table-cell>
          <table:table-cell office:value-type="float" office:value="21.9948" calcext:value-type="float">
            <text:p>21.9948</text:p>
          </table:table-cell>
          <table:table-cell office:value-type="float" office:value="0.04" calcext:value-type="float">
            <text:p>0.04</text:p>
          </table:table-cell>
          <table:table-cell office:value-type="float" office:value="0.12" calcext:value-type="float">
            <text:p>0.12</text:p>
          </table:table-cell>
          <table:table-cell office:value-type="float" office:value="0.24" calcext:value-type="float">
            <text:p>0.24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ephantsDream_cif_24fps</text:p>
          </table:table-cell>
          <table:table-cell office:value-type="float" office:value="18.58" calcext:value-type="float">
            <text:p>18.5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4285" calcext:value-type="float">
            <text:p>0.4285</text:p>
          </table:table-cell>
          <table:table-cell office:value-type="float" office:value="0.5333" calcext:value-type="float">
            <text:p>0.53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fan_cif</text:p>
          </table:table-cell>
          <table:table-cell office:value-type="float" office:value="11.0455" calcext:value-type="float">
            <text:p>11.0455</text:p>
          </table:table-cell>
          <table:table-cell office:value-type="float" office:value="0.1429" calcext:value-type="float">
            <text:p>0.1429</text:p>
          </table:table-cell>
          <table:table-cell office:value-type="float" office:value="0" calcext:value-type="float">
            <text:p>0</text:p>
          </table:table-cell>
          <table:table-cell office:value-type="float" office:value="0.8571" calcext:value-type="float">
            <text:p>0.85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ctory_1080p30</text:p>
          </table:table-cell>
          <table:table-cell office:value-type="float" office:value="71.4088" calcext:value-type="float">
            <text:p>71.4088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float" office:value="0.9459" calcext:value-type="float">
            <text:p>0.94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udents_cif</text:p>
          </table:table-cell>
          <table:table-cell office:value-type="float" office:value="2.3519" calcext:value-type="float">
            <text:p>2.351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wer_cif</text:p>
          </table:table-cell>
          <table:table-cell office:value-type="float" office:value="3.8931" calcext:value-type="float">
            <text:p>3.893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mpete_cif</text:p>
          </table:table-cell>
          <table:table-cell office:value-type="float" office:value="5.5719" calcext:value-type="float">
            <text:p>5.57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otball_b_cif</text:p>
          </table:table-cell>
          <table:table-cell office:value-type="float" office:value="33.2005" calcext:value-type="float">
            <text:p>33.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52" calcext:value-type="float">
            <text:p>0.0952</text:p>
          </table:table-cell>
          <table:table-cell office:value-type="float" office:value="0.2381" calcext:value-type="float">
            <text:p>0.2381</text:p>
          </table:table-cell>
          <table:table-cell office:value-type="float" office:value="0.6667" calcext:value-type="float">
            <text:p>0.66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terfall_cif</text:p>
          </table:table-cell>
          <table:table-cell office:value-type="float" office:value="1.42" calcext:value-type="float">
            <text:p>1.4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&gt;&gt;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KacstOne" svg:font-family="KacstOne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KacstOne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9">00/00/0000</text:date>, <text:time style:data-style-name="N2" text:time-value="01:54:34.0026588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07:40:58.341210218</meta:creation-date>
    <meta:generator>LibreOffice/6.0.7.3$Linux_X86_64 LibreOffice_project/00m0$Build-3</meta:generator>
    <dc:date>2023-04-29T02:16:00.962481547</dc:date>
    <meta:editing-duration>PT21M26S</meta:editing-duration>
    <meta:editing-cycles>2</meta:editing-cycles>
    <meta:document-statistic meta:table-count="1" meta:cell-count="343" meta:object-count="0"/>
  </office:meta>
</office:document-meta>
</file>